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5da" officeooo:paragraph-rsid="000d85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ful_easest way to learn</text:p>
      <text:p text:style-name="P1"><text:a xlink:type="simple" xlink:href="https://www.smashingmagazine.com/2018/01/understanding-using-rest-api/" text:style-name="Internet_20_link" text:visited-style-name="Visited_20_Internet_20_Link">https://www.smashingmagazine.com/2018/01/understanding-using-rest-api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5:27:46.391037430</meta:creation-date>
    <dc:date>2020-11-04T05:28:54.481268886</dc:date>
    <meta:editing-duration>PT1M9S</meta:editing-duration>
    <meta:editing-cycles>1</meta:editing-cycles>
    <meta:document-statistic meta:table-count="0" meta:image-count="0" meta:object-count="0" meta:page-count="1" meta:paragraph-count="2" meta:word-count="5" meta:character-count="97" meta:non-whitespace-character-count="94"/>
    <meta:generator>LibreOffice/6.0.7.3$Linux_X86_64 LibreOffice_project/00m0$Build-3</meta:generator>
  </office:meta>
</office:document-meta>
</file>